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b7bd" officeooo:paragraph-rsid="0009b7bd"/>
    </style:style>
    <style:style style:name="P2" style:family="paragraph" style:parent-style-name="Standard">
      <style:text-properties officeooo:rsid="000ad394" officeooo:paragraph-rsid="000ad394"/>
    </style:style>
    <style:style style:name="P3" style:family="paragraph" style:parent-style-name="Standard">
      <style:text-properties officeooo:rsid="000cacdb" officeooo:paragraph-rsid="000cacdb"/>
    </style:style>
    <style:style style:name="P4" style:family="paragraph" style:parent-style-name="Standard" style:list-style-name="L1">
      <style:text-properties officeooo:rsid="000cacdb" officeooo:paragraph-rsid="000cacdb"/>
    </style:style>
    <style:style style:name="P5" style:family="paragraph" style:parent-style-name="Standard">
      <style:text-properties officeooo:rsid="00100e48" officeooo:paragraph-rsid="00100e48"/>
    </style:style>
    <style:style style:name="P6" style:family="paragraph" style:parent-style-name="Standard" style:list-style-name="L2">
      <style:text-properties officeooo:rsid="00100e48" officeooo:paragraph-rsid="00100e48"/>
    </style:style>
    <style:style style:name="P7" style:family="paragraph" style:parent-style-name="Standard" style:list-style-name="L2">
      <style:text-properties officeooo:rsid="0011b246" officeooo:paragraph-rsid="0011b246"/>
    </style:style>
    <style:style style:name="P8" style:family="paragraph" style:parent-style-name="Standard" style:list-style-name="L2">
      <style:text-properties officeooo:rsid="00138872" officeooo:paragraph-rsid="00138872"/>
    </style:style>
    <style:style style:name="T1" style:family="text">
      <style:text-properties officeooo:rsid="000d81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11</text:p>
      <text:p text:style-name="P2">Start breach</text:p>
      <text:p text:style-name="P1"/>
      <text:p text:style-name="P3">2.13</text:p>
      <text:list xml:id="list3142489499" text:style-name="L1">
        <text:list-item>
          <text:p text:style-name="P4">get current option smile</text:p>
        </text:list-item>
        <text:list-item>
          <text:p text:style-name="P4">use kelly <text:span text:style-name="T1">and sharpe. </text:span></text:p>
        </text:list-item>
      </text:list>
      <text:p text:style-name="P3"/>
      <text:p text:style-name="P5">2.15</text:p>
      <text:list xml:id="list678744176" text:style-name="L2">
        <text:list-item>
          <text:p text:style-name="P6">Expressvpn doesn’t work at night – get off Vpn before sleep.</text:p>
        </text:list-item>
        <text:list-item>
          <text:p text:style-name="P7">Make monitor more efficient. </text:p>
        </text:list-item>
        <text:list-item>
          <text:p text:style-name="P8">Make a stock list of worldwide stocks to automatically load into the system.</text:p>
        </text:list-item>
        <text:list-item>
          <text:p text:style-name="P8">Load current stocks through files instead of by adding one by one in the constructor.</text:p>
        </text:list-item>
      </text:list>
      <text:p text:style-name="P5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8:35:01.678813369</meta:creation-date>
    <meta:generator>LibreOffice/6.0.7.3$Linux_X86_64 LibreOffice_project/00m0$Build-3</meta:generator>
    <dc:date>2019-02-15T06:07:56.159828988</dc:date>
    <meta:editing-duration>PT4H54M2S</meta:editing-duration>
    <meta:editing-cycles>9</meta:editing-cycles>
    <meta:document-statistic meta:table-count="0" meta:image-count="0" meta:object-count="0" meta:page-count="1" meta:paragraph-count="10" meta:word-count="61" meta:character-count="332" meta:non-whitespace-character-count="284"/>
  </office:meta>
</office:document-meta>
</file>